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2.9mm"/>
    </style:style>
    <style:style style:name="co2" style:family="table-column">
      <style:table-column-properties fo:break-before="auto" style:column-width="41.66mm"/>
    </style:style>
    <style:style style:name="co3" style:family="table-column">
      <style:table-column-properties fo:break-before="auto" style:column-width="41.12mm"/>
    </style:style>
    <style:style style:name="co4" style:family="table-column">
      <style:table-column-properties fo:break-before="auto" style:column-width="94.76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metaboliteDBIdentifier</text:p>
          </table:table-cell>
          <table:table-cell office:value-type="string" calcext:value-type="string">
            <text:p>weights</text:p>
          </table:table-cell>
          <table:table-cell office:value-type="string" calcext:value-type="string">
            <text:p>posterioir_weights</text:p>
          </table:table-cell>
          <table:table-cell office:value-type="string" calcext:value-type="string">
            <text:p>STATS</text:p>
          </table:table-cell>
        </table:table-row>
        <table:table-row table:style-name="ro1">
          <table:table-cell office:value-type="string" calcext:value-type="string">
            <text:p>M_m01338c</text:p>
          </table:table-cell>
          <table:table-cell office:value-type="float" office:value="0.292839329" calcext:value-type="float">
            <text:p>0,292839329</text:p>
          </table:table-cell>
          <table:table-cell office:value-type="float" office:value="0.513914971" calcext:value-type="float">
            <text:p>0,513914971</text:p>
          </table:table-cell>
          <table:table-cell office:value-type="string" calcext:value-type="string">
            <text:p><text:span text:style-name="T1">M_m01338c </text:span>(45/2348) </text:p>
          </table:table-cell>
        </table:table-row>
        <table:table-row table:style-name="ro1">
          <table:table-cell office:value-type="string" calcext:value-type="string">
            <text:p>M_m02969c</text:p>
          </table:table-cell>
          <table:table-cell office:value-type="float" office:value="0.292934343" calcext:value-type="float">
            <text:p>0,292934343</text:p>
          </table:table-cell>
          <table:table-cell office:value-type="float" office:value="0.276151914" calcext:value-type="float">
            <text:p>0,276151914</text:p>
          </table:table-cell>
          <table:table-cell office:value-type="string" calcext:value-type="string">
            <text:p>M_m02969c (2521/79421)</text:p>
          </table:table-cell>
        </table:table-row>
        <table:table-row table:style-name="ro1">
          <table:table-cell office:value-type="string" calcext:value-type="string">
            <text:p>M_m02968c</text:p>
          </table:table-cell>
          <table:table-cell office:value-type="float" office:value="0.092414489" calcext:value-type="float">
            <text:p>0,092414489</text:p>
          </table:table-cell>
          <table:table-cell office:value-type="float" office:value="0.105066403" calcext:value-type="float">
            <text:p>0,105066403</text:p>
          </table:table-cell>
          <table:table-cell office:value-type="string" calcext:value-type="string">
            <text:p>M_m02968c (1939/69365)</text:p>
          </table:table-cell>
        </table:table-row>
        <table:table-row table:style-name="ro1">
          <table:table-cell office:value-type="string" calcext:value-type="string">
            <text:p>M_m01787c</text:p>
          </table:table-cell>
          <table:table-cell office:value-type="float" office:value="0.023577028" calcext:value-type="float">
            <text:p>0,023577028</text:p>
          </table:table-cell>
          <table:table-cell office:value-type="float" office:value="0.042210561" calcext:value-type="float">
            <text:p>0,042210561</text:p>
          </table:table-cell>
          <table:table-cell office:value-type="string" calcext:value-type="string">
            <text:p>M_m01787c (1102/93909)</text:p>
          </table:table-cell>
        </table:table-row>
        <table:table-row table:style-name="ro1">
          <table:table-cell office:value-type="string" calcext:value-type="string">
            <text:p>M_m02769c</text:p>
          </table:table-cell>
          <table:table-cell office:value-type="float" office:value="0.012006734" calcext:value-type="float">
            <text:p>0,012006734</text:p>
          </table:table-cell>
          <table:table-cell office:value-type="float" office:value="0.02041145" calcext:value-type="float">
            <text:p>0,02041145</text:p>
          </table:table-cell>
          <table:table-cell office:value-type="string" calcext:value-type="string">
            <text:p>M_m02769c (661/75499)</text:p>
          </table:table-cell>
        </table:table-row>
        <table:table-row table:style-name="ro1">
          <table:table-cell office:value-type="string" calcext:value-type="string">
            <text:p>M_m01790c</text:p>
          </table:table-cell>
          <table:table-cell office:value-type="float" office:value="0.009747893" calcext:value-type="float">
            <text:p>0,009747893</text:p>
          </table:table-cell>
          <table:table-cell office:value-type="float" office:value="0.016840351" calcext:value-type="float">
            <text:p>0,016840351</text:p>
          </table:table-cell>
          <table:table-cell office:value-type="string" calcext:value-type="string">
            <text:p>M_m01790c (114/11455)</text:p>
          </table:table-cell>
        </table:table-row>
        <table:table-row table:style-name="ro1">
          <table:table-cell office:value-type="string" calcext:value-type="string">
            <text:p>M_m00971c</text:p>
          </table:table-cell>
          <table:table-cell office:value-type="float" office:value="0.253529855" calcext:value-type="float">
            <text:p>0,253529855</text:p>
          </table:table-cell>
          <table:table-cell office:value-type="float" office:value="0.010862427" calcext:value-type="float">
            <text:p>0,010862427</text:p>
          </table:table-cell>
          <table:table-cell office:value-type="string" calcext:value-type="string">
            <text:p>M_m00971c (737/8435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8-02T11:40:38.586568122</meta:creation-date>
    <dc:date>2021-08-02T11:47:07.224979035</dc:date>
    <meta:editing-duration>PT6M28S</meta:editing-duration>
    <meta:editing-cycles>1</meta:editing-cycles>
    <meta:generator>LibreOffice/6.0.7.3$Linux_X86_64 LibreOffice_project/00m0$Build-3</meta:generator>
    <meta:document-statistic meta:table-count="1" meta:cell-count="32" meta:object-count="0"/>
  </office:meta>
</office:document-meta>
</file>